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1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8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7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5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94])" office:value-type="float" office:value="0.0000326802370719541" calcext:value-type="float">
            <text:p>3.26802370719541E-05</text:p>
          </table:table-cell>
          <table:table-cell table:formula="of:=AVERAGE([.N2:.N94])" office:value-type="float" office:value="0.0000525936127293786" calcext:value-type="float">
            <text:p>5.259361272937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00:12:41.475881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21T00:13:34.924418559</dc:date>
    <meta:editing-duration>PT13H58M42S</meta:editing-duration>
    <meta:editing-cycles>87</meta:editing-cycles>
    <meta:generator>LibreOffice/7.0.4.2$Linux_X86_64 LibreOffice_project/00$Build-2</meta:generator>
    <meta:document-statistic meta:table-count="1" meta:cell-count="1557" meta:object-count="0"/>
  </office:meta>
</office:document-meta>
</file>